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Serif" svg:font-family="'Noto Serif', Georgia, 'Times New Roman', Times, serif"/>
    <style:font-face style:name="font-size" svg:font-family="font-siz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9fbdd" officeooo:paragraph-rsid="0009fbdd"/>
    </style:style>
    <style:style style:name="P2" style:family="paragraph" style:parent-style-name="Standard">
      <style:text-properties fo:font-weight="bold" officeooo:rsid="0009fbdd" officeooo:paragraph-rsid="0009fbdd" style:font-weight-asian="bold" style:font-weight-complex="bold"/>
    </style:style>
    <style:style style:name="P3" style:family="paragraph" style:parent-style-name="Standard">
      <style:text-properties fo:font-weight="bold" officeooo:rsid="000ac9a3" officeooo:paragraph-rsid="000ac9a3" style:font-weight-asian="bold" style:font-weight-complex="bold"/>
    </style:style>
    <style:style style:name="P4" style:family="paragraph" style:parent-style-name="Standard">
      <style:text-properties fo:font-weight="bold" officeooo:rsid="000c39e1" officeooo:paragraph-rsid="000c39e1" style:font-weight-asian="bold" style:font-weight-complex="bold"/>
    </style:style>
    <style:style style:name="P5" style:family="paragraph" style:parent-style-name="Standard">
      <style:text-properties fo:font-weight="bold" officeooo:rsid="000d027d" officeooo:paragraph-rsid="000d027d" style:font-weight-asian="bold" style:font-weight-complex="bold"/>
    </style:style>
    <style:style style:name="P6" style:family="paragraph" style:parent-style-name="Standard">
      <style:text-properties fo:font-weight="normal" officeooo:rsid="000ac9a3" officeooo:paragraph-rsid="000ac9a3" style:font-weight-asian="normal" style:font-weight-complex="normal"/>
    </style:style>
    <style:style style:name="P7" style:family="paragraph" style:parent-style-name="Standard">
      <style:text-properties fo:font-weight="normal" officeooo:rsid="000c39e1" officeooo:paragraph-rsid="000c39e1" style:font-weight-asian="normal" style:font-weight-complex="normal"/>
    </style:style>
    <style:style style:name="P8" style:family="paragraph" style:parent-style-name="Standard">
      <style:text-properties fo:font-weight="normal" officeooo:rsid="000d027d" officeooo:paragraph-rsid="000d027d" style:font-weight-asian="normal" style:font-weight-complex="normal"/>
    </style:style>
    <style:style style:name="P9" style:family="paragraph" style:parent-style-name="Text_20_body">
      <style:text-properties fo:font-weight="normal" officeooo:rsid="000ac9a3" officeooo:paragraph-rsid="000ac9a3" style:font-weight-asian="normal" style:font-weight-complex="normal"/>
    </style:style>
    <style:style style:name="P10" style:family="paragraph" style:parent-style-name="Text_20_body">
      <style:text-properties officeooo:paragraph-rsid="000d6cb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me</text:p>
      <text:p text:style-name="P1"/>
      <text:p text:style-name="P1">Robert Walpole and Partners<text:line-break/>Consulting Civil and Structural Engineers<text:line-break/><text:line-break/></text:p>
      <text:p text:style-name="P1">Welcome</text:p>
      <text:p text:style-name="P1"/>
      <text:p text:style-name="P1">Robert Walpole &amp; Partners (RWP) was founded in 1968 and has been working for clients in the United Kingdom ever since. The Practice is engaged in a wide range of civil engineering and building works carrying out design, supervision and project management. RWP offers a complete technical service for many types of project.</text:p>
      <text:p text:style-name="P1"/>
      <text:p text:style-name="P3">About RWP</text:p>
      <text:p text:style-name="P3"/>
      <text:p text:style-name="Text_20_body">Partners:<text:line-break/>M J Walpole BSc(Eng) ACGI CEng MICE M ConsE<text:line-break/>M W Simmons BSc(Eng) ACGI CEng MICE MCIWEM</text:p>
      <text:p text:style-name="Text_20_body">Amongst the firm’s Clients are public sector clients such as Network Rail, Crossrail and Affinity Water Local and Contractors and private developers.</text:p>
      <text:p text:style-name="P10">Association with Surveying, Geotechnical, Mechanical and Electrical Engineering Practices enables the firm to provide a complete technical service for many types of project.</text:p>
      <text:p text:style-name="Text_20_body">It is the policy of the Partners to give a high quality service to all their Clients. Every project is supervised by one of the Partners.</text:p>
      <text:p text:style-name="P3">Engineering Services</text:p>
      <text:p text:style-name="P3"/>
      <text:p text:style-name="P6">Our services include the following:</text:p>
      <text:p text:style-name="P6"/>
      <text:p text:style-name="P6"><text:s text:c="4"/>Civil Engineering</text:p>
      <text:p text:style-name="P6"><text:s text:c="4"/>Structural Engineering</text:p>
      <text:p text:style-name="P6"><text:s text:c="4"/>Water</text:p>
      <text:p text:style-name="P6"><text:s text:c="4"/>Rail</text:p>
      <text:p text:style-name="P6"><text:s text:c="4"/>Roads and Drainage</text:p>
      <text:p text:style-name="P6"><text:s text:c="4"/>Infrastructure</text:p>
      <text:p text:style-name="P6"/>
      <text:p text:style-name="P6">View our Capability Statement.</text:p>
      <text:p text:style-name="P6"/>
      <text:p text:style-name="P6">Capability Statement</text:p>
      <text:p text:style-name="P6"/>
      <text:p text:style-name="P6">Take a look at our Case Studies to find out more about our projects and expertise.</text:p>
      <text:p text:style-name="P6"/>
      <text:p text:style-name="P3">Case Studies</text:p>
      <text:p text:style-name="P3"/>
      <text:p text:style-name="P9">We offer a wide range of services ranging from local projects to major national work.</text:p>
      <text:p text:style-name="Text_20_body">Take a look at some of our Case Studies below to see what we work on.</text:p>
      <text:p text:style-name="P4">Careers</text:p>
      <text:p text:style-name="P4"/>
      <text:p text:style-name="P7">Robert Walpole &amp; Partners are recruiting!</text:p>
      <text:p text:style-name="P7"><text:soft-page-break/></text:p>
      <text:p text:style-name="P7">We are looking for graduate and experienced engineers. RWP have an ICE training scheme. We also offer industrial placement years and summer placements. Take a look at the pages below and get in touch with us.</text:p>
      <text:p text:style-name="P7"/>
      <text:p text:style-name="P4">Contact Us</text:p>
      <text:p text:style-name="P4"/>
      <text:p text:style-name="P7">To get in touch, please use one of the following options:</text:p>
      <text:p text:style-name="P7"/>
      <text:p text:style-name="P7">Admin@rwalpole.globalnet.co.uk</text:p>
      <text:p text:style-name="P7"/>
      <text:p text:style-name="P7">01753 530836</text:p>
      <text:p text:style-name="P7"/>
      <text:p text:style-name="P7">10 Banbury Avenue, Slough, Berkshire, SL1 4LH</text:p>
      <text:p text:style-name="P7"/>
      <text:p text:style-name="P4">Company Policies</text:p>
      <text:p text:style-name="P4"/>
      <text:p text:style-name="P7">Robert Walpole and Partners Consulting Engineers has company policies on the following subjects:</text:p>
      <text:p text:style-name="P7"/>
      <text:p text:style-name="P7"><text:s text:c="4"/>Quality Assurance</text:p>
      <text:p text:style-name="P7"><text:s text:c="4"/>Health &amp; Safety</text:p>
      <text:p text:style-name="P7"><text:s text:c="4"/>Environment</text:p>
      <text:p text:style-name="P7"><text:s text:c="4"/>Equal Opportunities</text:p>
      <text:p text:style-name="P7"><text:s text:c="4"/>Anti-Corruption</text:p>
      <text:p text:style-name="P7"><text:s text:c="4"/>Alcohol and Drugs</text:p>
      <text:p text:style-name="P7"><text:s text:c="4"/>Fatigue Management</text:p>
      <text:p text:style-name="P7"><text:s text:c="4"/>Whistleblowing</text:p>
      <text:p text:style-name="P7"><text:s text:c="4"/>Annual Objectives</text:p>
      <text:p text:style-name="P7"><text:s text:c="4"/>Data Protection</text:p>
      <text:p text:style-name="P7"><text:s text:c="4"/>Anti-Slavery</text:p>
      <text:p text:style-name="P7"/>
      <text:p text:style-name="P7">The current policies are below.</text:p>
      <text:p text:style-name="P7"/>
      <text:p text:style-name="P7">01. Quality Assurance Policy Rev.11</text:p>
      <text:p text:style-name="P7"/>
      <text:p text:style-name="P7">02. Health and Safety Policy Rev.11</text:p>
      <text:p text:style-name="P7"/>
      <text:p text:style-name="P7">03. Environmental Policy Rev.06</text:p>
      <text:p text:style-name="P7"/>
      <text:p text:style-name="P7">04. Equal Opportunities Policy Rev.02</text:p>
      <text:p text:style-name="P7"/>
      <text:p text:style-name="P7">05. Anti-Corruption Policy Rev.02</text:p>
      <text:p text:style-name="P7"/>
      <text:p text:style-name="P7">06. Alcohol and Drugs Policy Rev.02</text:p>
      <text:p text:style-name="P7"/>
      <text:p text:style-name="P7">07. Fatigue Management Policy Rev.02</text:p>
      <text:p text:style-name="P7"/>
      <text:p text:style-name="P7">08. Whistleblowing Policy Rev.02</text:p>
      <text:p text:style-name="P7"/>
      <text:p text:style-name="P7">09. Annual Health, Safety, Environmental and Quality Objectives Rev.05</text:p>
      <text:p text:style-name="P7"/>
      <text:p text:style-name="P7">17. Data Protection Policy Rev.03</text:p>
      <text:p text:style-name="P7"><text:soft-page-break/></text:p>
      <text:p text:style-name="P7">20. Anti-Slavery Policy Rev.03</text:p>
      <text:p text:style-name="P7"/>
      <text:p text:style-name="P5">Historic Information</text:p>
      <text:p text:style-name="P5"/>
      <text:p text:style-name="P8">Pipes</text:p>
      <text:p text:style-name="P8"/>
      <text:p text:style-name="P8">Cochranes 1959 cast iron pipe</text:p>
      <text:p text:style-name="P8">Maps</text:p>
      <text:p text:style-name="P8"/>
      <text:p text:style-name="P8">1913 – Canadian Pacific Railway map</text:p>
      <text:p text:style-name="P8">Building</text:p>
      <text:p text:style-name="P8"/>
      <text:p text:style-name="P8">CHIMNEYS FOR DOMESIC BOILERS and other slow burning appliances 196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Serif" svg:font-family="'Noto Serif', Georgia, 'Times New Roman', Times, serif"/>
    <style:font-face style:name="font-size" svg:font-family="font-siz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23:51:36.081756415</meta:creation-date>
    <dc:date>2020-03-26T01:42:58.817221474</dc:date>
    <meta:editing-duration>P0D</meta:editing-duration>
    <meta:editing-cycles>1</meta:editing-cycles>
    <meta:document-statistic meta:table-count="0" meta:image-count="0" meta:object-count="0" meta:page-count="3" meta:paragraph-count="63" meta:word-count="415" meta:character-count="2767" meta:non-whitespace-character-count="2344"/>
    <meta:generator>LibreOffice/6.0.6.2$Linux_X86_64 LibreOffice_project/00m0$Build-2</meta:generator>
  </office:meta>
</office:document-meta>
</file>